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04812" officeooo:paragraph-rsid="00104812"/>
    </style:style>
    <style:style style:name="P2" style:family="paragraph" style:parent-style-name="Standard">
      <style:paragraph-properties fo:line-height="200%"/>
      <style:text-properties fo:font-weight="normal" officeooo:rsid="00157082" officeooo:paragraph-rsid="001621b1" style:font-weight-asian="normal" style:font-weight-complex="normal"/>
    </style:style>
    <style:style style:name="P3" style:family="paragraph" style:parent-style-name="Standard">
      <style:paragraph-properties fo:line-height="200%"/>
      <style:text-properties fo:font-weight="normal" officeooo:rsid="001621b1" officeooo:paragraph-rsid="001621b1" style:font-weight-asian="normal" style:font-weight-complex="normal"/>
    </style:style>
    <style:style style:name="P4" style:family="paragraph" style:parent-style-name="Standard">
      <style:paragraph-properties fo:line-height="200%"/>
      <style:text-properties fo:font-weight="normal" officeooo:rsid="0019be49" officeooo:paragraph-rsid="0019be49" style:font-weight-asian="normal" style:font-weight-complex="normal"/>
    </style:style>
    <style:style style:name="P5" style:family="paragraph" style:parent-style-name="Standard">
      <style:paragraph-properties fo:line-height="200%"/>
      <style:text-properties style:use-window-font-color="true" fo:font-weight="bold" officeooo:rsid="00157082" officeooo:paragraph-rsid="00157082" style:font-weight-asian="bold" style:font-weight-complex="bold"/>
    </style:style>
    <style:style style:name="P6" style:family="paragraph" style:parent-style-name="Standard">
      <style:paragraph-properties fo:line-height="200%"/>
      <style:text-properties officeooo:rsid="001621b1" officeooo:paragraph-rsid="001621b1"/>
    </style:style>
    <style:style style:name="P7" style:family="paragraph" style:parent-style-name="Standard">
      <style:paragraph-properties fo:line-height="200%"/>
      <style:text-properties fo:font-weight="bold" officeooo:rsid="00104812" officeooo:paragraph-rsid="00104812" style:font-weight-asian="bold" style:font-weight-complex="bold"/>
    </style:style>
    <style:style style:name="P8" style:family="paragraph" style:parent-style-name="Standard">
      <style:paragraph-properties fo:line-height="200%"/>
      <style:text-properties fo:font-weight="bold" officeooo:rsid="00104812" officeooo:paragraph-rsid="001b890e" style:font-weight-asian="bold" style:font-weight-complex="bold"/>
    </style:style>
    <style:style style:name="P9" style:family="paragraph" style:parent-style-name="Standard">
      <style:paragraph-properties fo:line-height="200%"/>
      <style:text-properties fo:font-weight="bold" officeooo:rsid="00152d40" officeooo:paragraph-rsid="00152d40" style:font-weight-asian="bold" style:font-weight-complex="bold"/>
    </style:style>
    <style:style style:name="P10" style:family="paragraph" style:parent-style-name="Standard">
      <style:paragraph-properties fo:line-height="200%"/>
      <style:text-properties fo:font-weight="bold" officeooo:rsid="00157082" officeooo:paragraph-rsid="00157082" style:font-weight-asian="bold" style:font-weight-complex="bold"/>
    </style:style>
    <style:style style:name="P11" style:family="paragraph" style:parent-style-name="Standard">
      <style:paragraph-properties fo:margin-left="2.501cm" fo:margin-right="0cm" fo:line-height="200%" fo:text-align="justify" style:justify-single-word="false" fo:text-indent="0cm" style:auto-text-indent="false"/>
      <style:text-properties fo:color="#333333" fo:font-weight="normal" officeooo:rsid="00152d40" officeooo:paragraph-rsid="00157082" style:font-weight-asian="normal" style:font-weight-complex="normal"/>
    </style:style>
    <style:style style:name="P12" style:family="paragraph" style:parent-style-name="Standard">
      <style:paragraph-properties fo:line-height="200%"/>
      <style:text-properties fo:font-weight="bold" officeooo:rsid="001b890e" officeooo:paragraph-rsid="001b890e" style:font-weight-asian="bold" style:font-weight-complex="bold"/>
    </style:style>
    <style:style style:name="P13" style:family="paragraph" style:parent-style-name="Standard" style:list-style-name="L1">
      <style:paragraph-properties fo:line-height="200%"/>
      <style:text-properties officeooo:paragraph-rsid="00104812"/>
    </style:style>
    <style:style style:name="P14" style:family="paragraph" style:parent-style-name="Standard" style:list-style-name="L1">
      <style:paragraph-properties fo:line-height="200%"/>
      <style:text-properties officeooo:paragraph-rsid="00152d40"/>
    </style:style>
    <style:style style:name="P15" style:family="paragraph" style:parent-style-name="Standard" style:list-style-name="L4">
      <style:paragraph-properties fo:line-height="200%"/>
      <style:text-properties officeooo:paragraph-rsid="0019be49"/>
    </style:style>
    <style:style style:name="P16" style:family="paragraph" style:parent-style-name="Standard" style:list-style-name="L4">
      <style:paragraph-properties fo:line-height="200%"/>
      <style:text-properties officeooo:paragraph-rsid="001d3ba5"/>
    </style:style>
    <style:style style:name="P17" style:family="paragraph" style:parent-style-name="Standard">
      <style:paragraph-properties fo:line-height="200%"/>
      <style:text-properties officeooo:paragraph-rsid="001d3ba5"/>
    </style:style>
    <style:style style:name="P18" style:family="paragraph" style:parent-style-name="Standard" style:list-style-name="L1">
      <style:paragraph-properties fo:line-height="200%"/>
      <style:text-properties officeooo:rsid="00104812" officeooo:paragraph-rsid="00104812"/>
    </style:style>
    <style:style style:name="P19" style:family="paragraph" style:parent-style-name="Standard" style:list-style-name="L1">
      <style:paragraph-properties fo:line-height="200%"/>
      <style:text-properties officeooo:rsid="00104812" officeooo:paragraph-rsid="00152d40"/>
    </style:style>
    <style:style style:name="P20" style:family="paragraph" style:parent-style-name="Standard" style:list-style-name="L1">
      <style:paragraph-properties fo:line-height="200%"/>
      <style:text-properties officeooo:rsid="0011b555" officeooo:paragraph-rsid="0011b555"/>
    </style:style>
    <style:style style:name="P21" style:family="paragraph" style:parent-style-name="Standard" style:list-style-name="L1">
      <style:paragraph-properties fo:line-height="200%"/>
      <style:text-properties fo:font-weight="normal" officeooo:paragraph-rsid="00152d40" style:font-weight-asian="normal" style:font-weight-complex="normal"/>
    </style:style>
    <style:style style:name="P22" style:family="paragraph" style:parent-style-name="Standard" style:list-style-name="L1">
      <style:paragraph-properties fo:line-height="200%"/>
      <style:text-properties fo:font-weight="normal" officeooo:rsid="00152d40" officeooo:paragraph-rsid="00152d40" style:font-weight-asian="normal" style:font-weight-complex="normal"/>
    </style:style>
    <style:style style:name="P23" style:family="paragraph" style:parent-style-name="Standard" style:list-style-name="L1">
      <style:paragraph-properties fo:line-height="200%"/>
      <style:text-properties fo:font-weight="normal" officeooo:rsid="00157082" officeooo:paragraph-rsid="00157082" style:font-weight-asian="normal" style:font-weight-complex="normal"/>
    </style:style>
    <style:style style:name="P24" style:family="paragraph" style:parent-style-name="Standard" style:list-style-name="L3">
      <style:paragraph-properties fo:line-height="200%"/>
      <style:text-properties fo:font-weight="normal" officeooo:rsid="00157082" officeooo:paragraph-rsid="00157082" style:font-weight-asian="normal" style:font-weight-complex="normal"/>
    </style:style>
    <style:style style:name="P25" style:family="paragraph" style:parent-style-name="Standard" style:list-style-name="L3">
      <style:paragraph-properties fo:line-height="200%"/>
      <style:text-properties fo:font-weight="normal" officeooo:rsid="001d3ba5" officeooo:paragraph-rsid="001d3ba5" style:font-weight-asian="normal" style:font-weight-complex="normal"/>
    </style:style>
    <style:style style:name="P26" style:family="paragraph" style:parent-style-name="Standard" style:list-style-name="L2">
      <style:paragraph-properties fo:line-height="200%"/>
      <style:text-properties style:use-window-font-color="true" fo:font-weight="normal" officeooo:rsid="00152d40" officeooo:paragraph-rsid="00157082" style:font-weight-asian="normal" style:font-weight-complex="normal"/>
    </style:style>
    <style:style style:name="P27" style:family="paragraph" style:parent-style-name="Standard" style:list-style-name="L1">
      <style:paragraph-properties fo:line-height="200%"/>
      <style:text-properties officeooo:rsid="00152d40" officeooo:paragraph-rsid="00157082"/>
    </style:style>
    <style:style style:name="P28" style:family="paragraph" style:parent-style-name="Standard" style:list-style-name="L3">
      <style:paragraph-properties fo:line-height="200%"/>
      <style:text-properties officeooo:rsid="001621b1" officeooo:paragraph-rsid="001621b1"/>
    </style:style>
    <style:style style:name="P29" style:family="paragraph" style:parent-style-name="Standard" style:list-style-name="L4">
      <style:paragraph-properties fo:line-height="200%"/>
      <style:text-properties officeooo:rsid="001d3ba5" officeooo:paragraph-rsid="001d3ba5"/>
    </style:style>
    <style:style style:name="P30" style:family="paragraph" style:parent-style-name="Standard">
      <style:paragraph-properties fo:line-height="200%"/>
      <style:text-properties fo:font-size="12pt" fo:font-weight="normal" officeooo:rsid="001d3ba5" officeooo:paragraph-rsid="001d3ba5" style:font-size-asian="12pt" style:font-weight-asian="normal" style:font-size-complex="12pt" style:font-weight-complex="normal"/>
    </style:style>
    <style:style style:name="P31" style:family="paragraph" style:parent-style-name="Standard">
      <style:paragraph-properties fo:margin-left="2.501cm" fo:margin-right="0cm" fo:line-height="200%" fo:text-align="justify" style:justify-single-word="false" fo:text-indent="0cm" style:auto-text-indent="false"/>
      <style:text-properties fo:color="#333333" officeooo:rsid="00104812" officeooo:paragraph-rsid="00152d40"/>
    </style:style>
    <style:style style:name="T1" style:family="text">
      <style:text-properties officeooo:rsid="00104812"/>
    </style:style>
    <style:style style:name="T2" style:family="text">
      <style:text-properties fo:font-weight="normal" style:font-weight-asian="normal" style:font-weight-complex="normal"/>
    </style:style>
    <style:style style:name="T3" style:family="text">
      <style:text-properties fo:font-weight="normal" officeooo:rsid="00104812" style:font-weight-asian="normal" style:font-weight-complex="normal"/>
    </style:style>
    <style:style style:name="T4" style:family="text">
      <style:text-properties fo:font-weight="normal" officeooo:rsid="00157082" style:font-weight-asian="normal" style:font-weight-complex="normal"/>
    </style:style>
    <style:style style:name="T5" style:family="text">
      <style:text-properties fo:font-weight="normal" officeooo:rsid="0019be49" style:font-weight-asian="normal" style:font-weight-complex="normal"/>
    </style:style>
    <style:style style:name="T6" style:family="text">
      <style:text-properties fo:font-weight="normal" officeooo:rsid="001d3ba5"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04812" style:font-weight-asian="bold" style:font-weight-complex="bold"/>
    </style:style>
    <style:style style:name="T9" style:family="text">
      <style:text-properties fo:font-weight="bold" officeooo:rsid="00152d40" style:font-weight-asian="bold" style:font-weight-complex="bold"/>
    </style:style>
    <style:style style:name="T10" style:family="text">
      <style:text-properties fo:font-weight="bold" officeooo:rsid="00157082" style:font-weight-asian="bold" style:font-weight-complex="bold"/>
    </style:style>
    <style:style style:name="T11" style:family="text">
      <style:text-properties officeooo:rsid="0011b555"/>
    </style:style>
    <style:style style:name="T12" style:family="text">
      <style:text-properties officeooo:rsid="00152d40"/>
    </style:style>
    <style:style style:name="T13" style:family="text">
      <style:text-properties officeooo:rsid="001621b1"/>
    </style:style>
    <style:style style:name="T14" style:family="text">
      <style:text-properties officeooo:rsid="001a7a4e"/>
    </style:style>
    <style:style style:name="T15" style:family="text">
      <style:text-properties officeooo:rsid="001d3ba5"/>
    </style:style>
    <style:style style:name="T1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hapter 14 – How the application works</text:p>
      <text:p text:style-name="P8"/>
      <text:p text:style-name="P8">Searching</text:p>
      <text:p text:style-name="P1">I have selected a number of standardised sear<text:span text:style-name="T13">c</text:span>hes which I believe users of the webpage may find most useful.</text:p>
      <text:p text:style-name="P1">Having considered the most likely functionality and considering the data I have collected on each <text:s/>shop I have chosen to include, I have drawn up a number of plain <text:span text:style-name="T13">E</text:span>nglish searches which I believe will be most useful.</text:p>
      <text:p text:style-name="P1">I have written same in the style of user stories</text:p>
      <text:p text:style-name="P1">(this enables me to build SQL queries far easier by forcing me to specify the criteria from the outset and also forms the test criteria for each search)</text:p>
      <text:p text:style-name="P1">The matrix of SQL searches becomes more complex when a query is built up using multiple filtering </text:p>
      <text:p text:style-name="P1"/>
      <text:p text:style-name="P7">Specific to shop owners</text:p>
      <text:list xml:id="list6057393463349837359" text:style-name="L1">
        <text:list-item>
          <text:p text:style-name="P13"><text:span text:style-name="T1">As a </text:span><text:span text:style-name="T8">shop owner</text:span><text:span text:style-name="T1"> I should be able to </text:span><text:span text:style-name="T8">amend my details</text:span><text:span text:style-name="T1"> &lt; required me to develop a CMS system whereby shop owners would be given user names and passwords and allowed change details for their individual shop, but not of others.</text:span></text:p>
        </text:list-item>
        <text:list-item>
          <text:p text:style-name="P18">As a <text:span text:style-name="T7">user</text:span> I should be able to <text:span text:style-name="T7">log in </text:span><text:span text:style-name="T2">(until a user logs in, the system cannot know that they are a shop owner)</text:span></text:p>
        </text:list-item>
        <text:list-item>
          <text:p text:style-name="P18">As a <text:span text:style-name="T7">shop owner</text:span> I should be able to <text:span text:style-name="T7">log out</text:span></text:p>
        </text:list-item>
        <text:list-item>
          <text:p text:style-name="P18">As a <text:span text:style-name="T7">shop owner</text:span> I should be able to <text:span text:style-name="T7">upload</text:span> a different <text:span text:style-name="T7">photo</text:span> (using web link locations rather than file uploads due to nature and size of variation of photographs possible and restricted size of free db servers)</text:p>
        </text:list-item>
      </text:list>
      <text:p text:style-name="P7">Specific to users</text:p>
      <text:list xml:id="list3149964016278" text:continue-numbering="true" text:style-name="L1">
        <text:list-item>
          <text:p text:style-name="P14"><text:span text:style-name="T1">As a </text:span><text:span text:style-name="T8">user</text:span><text:span text:style-name="T1"> I should be able to find the </text:span><text:span text:style-name="T8">nearest</text:span><text:span text:style-name="T1"> coffeeshop </text:span></text:p>
        </text:list-item>
      </text:list>
      <text:p text:style-name="P31"><text:soft-page-break/>(simple approach, divide the map into voronoi diagram using shop locations as centroids, when a users location is first found, we already know which polygon they are in and can thus point them immediately to the closest shop) this can be achieved using simple sql queries without the need to route to any individual coffeeshop, however, the nearest shop is not always the closest shop, take the case of a shop only 50 metres away, but on a different street, requiring the user to walk 200m to the end of the street and 50m along a traversing street and then 200m back to the shop location, only 50m from the starting point, yet the user will have travelled 450m, if routing is used correctly, there may have been a shop far closer for the user that cost less than 450m of travel.)</text:p>
      <text:list xml:id="list3148975755796" text:continue-numbering="true" text:style-name="L1">
        <text:list-item>
          <text:p text:style-name="P18">As a<text:span text:style-name="T7"> user</text:span> I should be a<text:span text:style-name="T11">b</text:span>le to <text:span text:style-name="T7">see all shops</text:span> on a <text:span text:style-name="T7">map</text:span> </text:p>
        </text:list-item>
        <text:list-item>
          <text:p text:style-name="P20">As a <text:span text:style-name="T7">user</text:span> I should be able to <text:span text:style-name="T7">select a shop</text:span> from <text:span text:style-name="T7">map</text:span> and <text:span text:style-name="T7">see details</text:span></text:p>
        </text:list-item>
        <text:list-item>
          <text:p text:style-name="P20">As a <text:span text:style-name="T7">user</text:span> I should be able to <text:span text:style-name="T7">go back to</text:span> the <text:span text:style-name="T7">start</text:span></text:p>
        </text:list-item>
        <text:list-item>
          <text:p text:style-name="P20">As a <text:span text:style-name="T7">user</text:span> I should be able to see <text:span text:style-name="T7">a table</text:span> of <text:span text:style-name="T7">all shops</text:span></text:p>
        </text:list-item>
        <text:list-item>
          <text:p text:style-name="P20">As a <text:span text:style-name="T7">user</text:span> I should be able to see a <text:span text:style-name="T7">synopsis table</text:span> of all shops <text:span text:style-name="T7">order of distance</text:span></text:p>
        </text:list-item>
        <text:list-item>
          <text:p text:style-name="P20">As a <text:span text:style-name="T7">user</text:span> I should be able to see a <text:span text:style-name="T7">synopsis table</text:span> of all shops <text:span text:style-name="T7">alphabetic order</text:span></text:p>
        </text:list-item>
        <text:list-item>
          <text:p text:style-name="P18">As a <text:span text:style-name="T7">user</text:span> I should be able to see <text:span text:style-name="T7">my location</text:span> on a <text:span text:style-name="T7">map</text:span></text:p>
        </text:list-item>
        <text:list-item>
          <text:p text:style-name="P19">As a <text:span text:style-name="T7">user</text:span> I should be able to <text:span text:style-name="T12">zoom in to map</text:span></text:p>
        </text:list-item>
        <text:list-item>
          <text:p text:style-name="P19">As a <text:span text:style-name="T7">user</text:span> I should be able to <text:span text:style-name="T12">search by different criteria</text:span></text:p>
        </text:list-item>
      </text:list>
      <text:p text:style-name="P9">Search individual criteria Food</text:p>
      <text:list xml:id="list3149299448814" text:continue-numbering="true" text:style-name="L1">
        <text:list-item>
          <text:p text:style-name="P21"><text:span text:style-name="T1">As a </text:span><text:span text:style-name="T8">user</text:span><text:span text:style-name="T1"> I should be able to find the </text:span><text:span text:style-name="T8">nearest coffeeshop</text:span><text:span text:style-name="T1"> that </text:span><text:span text:style-name="T8">serves breakfast</text:span></text:p>
        </text:list-item>
        <text:list-item>
          <text:p text:style-name="P14"><text:span text:style-name="T3">As a </text:span><text:span text:style-name="T8">user</text:span><text:span text:style-name="T3"> I should be able to find the </text:span><text:span text:style-name="T8">nearest coffeeshop</text:span><text:span text:style-name="T3"> that </text:span><text:span text:style-name="T8">serves pastry</text:span></text:p>
        </text:list-item>
        <text:list-item>
          <text:p text:style-name="P13"><text:span text:style-name="T1">As a </text:span><text:span text:style-name="T8">user</text:span><text:span text:style-name="T1"> I should be able to </text:span><text:span text:style-name="T3">find</text:span><text:span text:style-name="T1"> the </text:span><text:span text:style-name="T8">nearest coffeeshop</text:span><text:span text:style-name="T1"> that </text:span><text:span text:style-name="T8">serves lunch</text:span></text:p>
        </text:list-item>
        <text:list-item>
          <text:p text:style-name="P13"><text:span text:style-name="T1">As a </text:span><text:span text:style-name="T8">user</text:span><text:span text:style-name="T1"> I should be able to </text:span><text:span text:style-name="T3">find</text:span><text:span text:style-name="T1"> the </text:span><text:span text:style-name="T8">nearest</text:span><text:span text:style-name="T1"> </text:span><text:span text:style-name="T8">coffeeshop</text:span><text:span text:style-name="T1"> that </text:span><text:span text:style-name="T8">serves hot </text:span><text:span text:style-name="T9">food</text:span></text:p>
        </text:list-item>
      </text:list>
      <text:p text:style-name="P9">Search by unique criteria</text:p>
      <text:list xml:id="list2850486374154987057" text:style-name="L2">
        <text:list-item>
          <text:p text:style-name="P26"><text:soft-page-break/>As a <text:span text:style-name="T7">user</text:span> I should be able to find the <text:span text:style-name="T7">nearest coffeeshop</text:span> which has <text:span text:style-name="T7">seating</text:span></text:p>
        </text:list-item>
      </text:list>
      <text:list xml:id="list3149372399540" text:continue-list="list3149299448814" text:style-name="L1">
        <text:list-item>
          <text:p text:style-name="P22"><text:span text:style-name="T1">As a </text:span><text:span text:style-name="T8">user</text:span><text:span text:style-name="T1"> I should be able to find the </text:span><text:span text:style-name="T8">nearest coffeeshop</text:span><text:span text:style-name="T1"> that </text:span><text:span text:style-name="T7">accept credit cards</text:span></text:p>
        </text:list-item>
        <text:list-item>
          <text:p text:style-name="P23">As a <text:span text:style-name="T7">user</text:span> I should be able to find the <text:span text:style-name="T7">nearest coffeeshop </text:span>that <text:span text:style-name="T7">stocks A or B or C coffee</text:span></text:p>
        </text:list-item>
        <text:list-item>
          <text:p text:style-name="P23"><text:span text:style-name="T12">As a </text:span><text:span text:style-name="T9">user</text:span><text:span text:style-name="T12"> I should be able to find the </text:span><text:span text:style-name="T9">nearest coffeeshop</text:span><text:span text:style-name="T12"> that have a </text:span><text:span text:style-name="T9">loyalty card</text:span><text:span text:style-name="T12"> plan</text:span></text:p>
        </text:list-item>
      </text:list>
      <text:p text:style-name="P11">(I'm not convinced that this is a <text:span text:style-name="T14">viable </text:span>selection criteria, but one or two of the owners I interviewed were promoting their business and felt this was a factor which put them above others)</text:p>
      <text:p text:style-name="P5">Select by multiple criteria or grouped criteria</text:p>
      <text:list xml:id="list3148711797559" text:continue-numbering="true" text:style-name="L1">
        <text:list-item>
          <text:p text:style-name="P22"><text:span text:style-name="T1">As a </text:span><text:span text:style-name="T8">user</text:span><text:span text:style-name="T1"> I should be able to find the </text:span><text:span text:style-name="T8">nearest coffeeshop</text:span><text:span text:style-name="T1"> that </text:span>is <text:span text:style-name="T7">child friendly</text:span></text:p>
          <text:list>
            <text:list-item>
              <text:p text:style-name="P22">child friendly means that the shop have high chairs and room to wheel a buggy in, its a yes|no criteria</text:p>
            </text:list-item>
          </text:list>
        </text:list-item>
        <text:list-item>
          <text:p text:style-name="P22"><text:span text:style-name="T1">As a </text:span><text:span text:style-name="T8">user</text:span><text:span text:style-name="T1"> I should be able to find the </text:span><text:span text:style-name="T8">nearest coffeeshop</text:span><text:span text:style-name="T1"> that </text:span>is <text:span text:style-name="T7">business friendly</text:span></text:p>
          <text:list>
            <text:list-item>
              <text:p text:style-name="P27"><text:span text:style-name="T2">business friendly means the shop have </text:span><text:span text:style-name="T7">wifi</text:span><text:span text:style-name="T2"> and </text:span><text:span text:style-name="T7">seating</text:span><text:span text:style-name="T2"> and</text:span><text:span text:style-name="T7"> table service </text:span><text:span text:style-name="T2">and </text:span><text:span text:style-name="T7">plug points </text:span><text:span text:style-name="T2">for charging computers (these criteria may meet come criticism, but once its explained, I may need to introduce levels of business friendliness) perhaps a 4 * system.</text:span></text:p>
              <text:p text:style-name="P23">For this each 1|0 will be added up and the shop given a criteria in the form of another column in the database table.</text:p>
            </text:list-item>
          </text:list>
        </text:list-item>
      </text:list>
      <text:p text:style-name="P10"/>
      <text:p text:style-name="P10">Select by opening hours alone</text:p>
      <text:list xml:id="list1906620175760308186" text:style-name="L3">
        <text:list-item>
          <text:p text:style-name="P24">As a user I will be able to find the nearest coffeeshop which is open now and will be open for the next 30 minutes (assuming that 30 minutes is more than enough time to travel to a selected shop on foot and drink a coffee) (this requires a database query using the current time and day of the week to determine if the shop is open and how long the shop will remain open for.) (<text:span text:style-name="T14">if c</text:span>losing time - travel time &gt;30minutes = <text:span text:style-name="T14">true</text:span>, sorted by distance)</text:p>
          <text:p text:style-name="P25">Having attempted the above functionality, I chose to remove the option from the menu as I could not get it to work correctly, too much depended on the input method and I would <text:soft-page-break/>really need to add in an additional input method into the cms in order to capture opening hours correctly and uniformly. </text:p>
        </text:list-item>
      </text:list>
      <text:p text:style-name="P2"/>
      <text:p text:style-name="P6"><text:span text:style-name="T10">Q</text:span><text:span text:style-name="T7">uery building</text:span></text:p>
      <text:list xml:id="list3148569779267" text:continue-numbering="true" text:style-name="L3">
        <text:list-item>
          <text:p text:style-name="P28"><text:span text:style-name="T4">A</text:span><text:span text:style-name="T2">s a user I will be able to find the nearest shop which is open, and is child friendly and serves hot food, this will combine multiple SQL queries in order from the above queries and allow for complex filtering and hopefully a useful system.</text:span></text:p>
        </text:list-item>
      </text:list>
      <text:p text:style-name="P3"/>
      <text:p text:style-name="P4"/>
      <text:p text:style-name="P4"><text:span text:style-name="T15">The </text:span>searches <text:span text:style-name="T15">which made the final cut are </text:span></text:p>
      <text:p text:style-name="P17"><text:span text:style-name="T6">By Shop</text:span></text:p>
      <text:list xml:id="list8494897434883754178" text:style-name="L4">
        <text:list-item>
          <text:p text:style-name="P16"><text:span text:style-name="T5">All coffee shops just displayed on map</text:span></text:p>
        </text:list-item>
        <text:list-item>
          <text:p text:style-name="P15"><text:span text:style-name="T5">the closest shop </text:span></text:p>
        </text:list-item>
        <text:list-item>
          <text:p text:style-name="P16"><text:span text:style-name="T6">All shops with wifi</text:span></text:p>
        </text:list-item>
        <text:list-item>
          <text:p text:style-name="P29"><text:span text:style-name="T2">All shops with seating</text:span></text:p>
        </text:list-item>
      </text:list>
      <text:p text:style-name="P30">By Coffee (these are similar layers which are associated with a single SQL searches)</text:p>
      <text:p text:style-name="P4">shops selling each of the food criteria</text:p>
      <text:p text:style-name="P4">in a table with map link, ordered by closest, limited to 1</text:p>
      <text:p text:style-name="P4">breakfast</text:p>
      <text:p text:style-name="P4">lunch</text:p>
      <text:p text:style-name="P4">hot food</text:p>
      <text:p text:style-name="P4"/>
      <text:p text:style-name="P4">Business friendly</text:p>
      <text:p text:style-name="P4">seating = 1</text:p>
      <text:p text:style-name="P4">power =1</text:p>
      <text:p text:style-name="P4">service=1</text:p>
      <text:p text:style-name="P4"><text:soft-page-break/>wifi =1</text:p>
      <text:p text:style-name="P4">most business friendly is 4/4</text:p>
      <text:p text:style-name="P4">least is 0/4</text:p>
      <text:p text:style-name="P4">search should return top 5 (by distance) table after table, with links to each on map, ordered by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43:17.988000000</meta:creation-date>
    <dc:date>2016-01-01T00:31:48.275000000</dc:date>
    <meta:editing-duration>PT8H20M48S</meta:editing-duration>
    <meta:editing-cycles>8</meta:editing-cycles>
    <meta:generator>LibreOffice/4.4.6.3$Windows_x86 LibreOffice_project/e8938fd3328e95dcf59dd64e7facd2c7d67c704d</meta:generator>
    <meta:document-statistic meta:table-count="0" meta:image-count="0" meta:object-count="0" meta:page-count="5" meta:paragraph-count="66" meta:word-count="1153" meta:character-count="5855" meta:non-whitespace-character-count="4794"/>
  </office:meta>
</office:document-meta>
</file>